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8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3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other-agencies">
      <style:table-properties table:display="true" style:writing-mode="lr-tb"/>
    </style:style>
    <style:style style:name="ta3" style:family="table" style:master-page-name="PageStyle_5f_cities">
      <style:table-properties table:display="true" style:writing-mode="lr-tb"/>
    </style:style>
    <style:style style:name="ta4" style:family="table" style:master-page-name="PageStyle_5f_colleges-and-univeri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string">
            <text:p>AUGUST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1">
            <text:p>11</text:p>
          </table:table-cell>
          <table:table-cell table:style-name="ce21"/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258">
            <text:p>1258</text:p>
          </table:table-cell>
          <table:table-cell table:style-name="ce21" office:value-type="float" office:value="1103">
            <text:p>1103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444">
            <text:p>444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AUQUI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AY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HALIFA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outh Bost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NOV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ENRICO COUNTY</text:p>
          </table:table-cell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2" office:value-type="string">
            <text:p>HEN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IG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West Poin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DOU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MATHEW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NEL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EW KEN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NORTHAMPTON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NOTTOWA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OUNTY</text:p>
          </table:table-cell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TAF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SUR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US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2" office:value-type="string">
            <text:p>TAZEW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8004">
            <text:p>8004</text:p>
          </table:table-cell>
          <table:table-cell table:style-name="ce21" office:value-type="float" office:value="7115">
            <text:p>7115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2252">
            <text:p>2252</text:p>
          </table:table-cell>
        </table:table-row>
        <table:table-row table:style-name="ro2">
          <table:table-cell table:style-name="ce22" table:number-columns-spanned="5" table:number-rows-spanned="1"/>
          <table:covered-table-cell table:number-columns-repeated="4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  <table:table table:name="other-agenc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ept of Conservation &amp; Rec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4">
            <text:p>84</text:p>
          </table:table-cell>
          <table:table-cell table:style-name="ce21"/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817">
            <text:p>1817</text:p>
          </table:table-cell>
          <table:table-cell table:style-name="ce21" office:value-type="float" office:value="1741">
            <text:p>174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49">
            <text:p>649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516">
            <text:p>2516</text:p>
          </table:table-cell>
          <table:table-cell table:style-name="ce21" office:value-type="float" office:value="2365">
            <text:p>236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908">
            <text:p>908</text:p>
          </table:table-cell>
        </table:table-row>
      </table:table>
      <table:table table:name="cit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outh Boston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566">
            <text:p>5566</text:p>
          </table:table-cell>
          <table:table-cell table:style-name="ce21" office:value-type="float" office:value="4920">
            <text:p>4920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colleges-and-univeri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ory &amp; Henry Col.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. Mason Univ. PD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ongwood Col.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ary Wash. Col.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orfolk State Univ.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N. VA Comm. Col.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ld Dominion Campus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Radford Univ.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homas Nelson Col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iv. of Richmon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UVA's Col. at Wis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Commonwlth Univ. PD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Virginia Military Institut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rginia Tech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VA Wstrn Comm. Col.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number-columns-repeated="5" table:style-name="ce21"/>
        </table:table-row>
      </table:table>
      <table:table table:name="state-totals" table:style-name="ta5" table:print="false">
        <office:forms form:automatic-focus="false" form:apply-design-mode="false"/>
        <table:table-column table:style-name="co10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8004">
            <text:p>8004</text:p>
          </table:table-cell>
          <table:table-cell table:style-name="ce21" office:value-type="float" office:value="7115">
            <text:p>7115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2252">
            <text:p>2252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566">
            <text:p>5566</text:p>
          </table:table-cell>
          <table:table-cell table:style-name="ce21" office:value-type="float" office:value="4920">
            <text:p>4920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516">
            <text:p>2516</text:p>
          </table:table-cell>
          <table:table-cell table:style-name="ce21" office:value-type="float" office:value="2365">
            <text:p>236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908">
            <text:p>908</text:p>
          </table:table-cell>
        </table:table-row>
        <table:table-row table:style-name="ro2">
          <table:table-cell table:style-name="ce24" office:value-type="string">
            <text:p>COLLEGE AND UNIVERSITY TOTAL</text:p>
          </table:table-cell>
          <table:table-cell table:style-name="ce25" office:value-type="float" office:value="466">
            <text:p>466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257">
            <text:p>257</text:p>
          </table:table-cell>
        </table:table-row>
        <table:table-row table:style-name="ro2">
          <table:table-cell table:style-name="ce24" office:value-type="string">
            <text:p>STATE TOTAL</text:p>
          </table:table-cell>
          <table:table-cell table:style-name="ce25" office:value-type="float" office:value="16552">
            <text:p>16552</text:p>
          </table:table-cell>
          <table:table-cell table:style-name="ce25" office:value-type="float" office:value="14787">
            <text:p>14787</text:p>
          </table:table-cell>
          <table:table-cell table:style-name="ce25" office:value-type="float" office:value="1765">
            <text:p>1765</text:p>
          </table:table-cell>
          <table:table-cell table:style-name="ce25" office:value-type="float" office:value="4997">
            <text:p>4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isities" style:display-name="PageStyle_colleges-and-univeri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